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H Sarabun New" fo:font-size="16pt" officeooo:rsid="00042436" officeooo:paragraph-rsid="00042436" style:font-size-asian="16pt" style:font-name-complex="TH Sarabun New" style:font-size-complex="16pt"/>
    </style:style>
    <style:style style:name="P2" style:family="paragraph" style:parent-style-name="Standard">
      <style:text-properties style:font-name="TH Sarabun New" fo:font-size="16pt" fo:font-weight="bold" officeooo:rsid="00042436" officeooo:paragraph-rsid="00042436" style:font-size-asian="16pt" style:font-weight-asian="bold" style:font-name-complex="TH Sarabun New" style:font-size-complex="16pt" style:font-weight-complex="bold"/>
    </style:style>
    <style:style style:name="P3" style:family="paragraph" style:parent-style-name="Standard">
      <style:text-properties style:font-name="TH Sarabun New" fo:font-size="16pt" fo:font-weight="bold" officeooo:rsid="0005d364" officeooo:paragraph-rsid="0005d364" style:font-size-asian="16pt" style:font-weight-asian="bold" style:font-name-complex="TH Sarabun New" style:font-size-complex="16pt" style:font-weight-complex="bold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style:font-name="Droid Sans Mono" fo:font-size="10pt" style:font-size-asian="10pt" style:font-size-complex="10pt"/>
    </style:style>
    <style:style style:name="T1" style:family="text">
      <style:text-properties style:font-name="Liberation Sans1" fo:font-size="12pt" style:font-name-asian="Liberation Sans1"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d364"/>
    </style:style>
    <style:style style:name="T4" style:family="text">
      <style:text-properties officeooo:rsid="00072b65"/>
    </style:style>
    <style:style style:name="T5" style:family="text">
      <style:text-properties officeooo:rsid="00091e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s</text:span>Reverse Vector</text:p>
      <text:p text:style-name="P1"><text:tab/>แบบฝึกหัดข้อนี้เป็นการฝึกใช้งาน Vector โดยให้เขียน function reverse(v, a, b) ซึ่งจะทำการสลับลำดับของข้อมูลตั้งแต่ช่องหมายเลข a จนถึงช่องหมายเลข b ใน vector v ตัวอย่างเช่นถ้า v มีค่าเป็น &lt;10, 20, 30, 40, 50, 60&gt; แล้วมีการเรียก reverse(v, 1,4) จะทำให้ v กลายเป็น &lt;10, 50, 40, 30, 20, 60&gt;</text:p>
      <text:p text:style-name="P1"><text:tab/>เพื่อความสะดวก กำหนดให้มี code เริ่มต้นให้เรียบร้อยแล้วดังแสดงด้านล่าง และรับประกันว่าการเรียก function reverse นั้น ค่า a, b จะเป็นไปตามเงื่อนไข 0 <text:span text:style-name="T1">≤ </text:span>a <text:span text:style-name="T1">≤ </text:span>b &lt; v.size() เสมอ</text:p>
      <text:p text:style-name="P3">ข้อกำหนดเพิ่มเติม</text:p>
      <text:p text:style-name="P1"><text:tab/>ให้นิสิตเขียน code เฉพาะใน function reverse เท่านั้น โดยห้ามแก้ไข code ที่อยู่ใน function อื่น ๆ รวมถึง function main ด้วย <text:span text:style-name="T3">โดยเฉพาะอย่างยิ่งห้าม include ไฟล์อื่น ๆ และห้ามเรียกใช้ function std::reverse </text:span>ระบบ grader จะไม่ทำการตรวจสอบว่ามีการแก้ไข code ในส่วนอื่น ๆ หรือไม่ โดยจะตรวจจากผลลัพธ์เพียงอย่างเดียว อย่างไรก็ตาม จะมีคนมาอ่าน code อีกครั้งหนึ่งว่ามีการแก้ไข code ในส่วนที่ห้ามไว้หรือไม่ </text:p>
      <text:p text:style-name="P1"/>
      <text:p text:style-name="P4">#include &lt;iostream&gt;</text:p>
      <text:p text:style-name="P4">#include &lt;vector&gt;</text:p>
      <text:p text:style-name="P4"/>
      <text:p text:style-name="P4">using namespace std;</text:p>
      <text:p text:style-name="P4"/>
      <text:p text:style-name="P4">void reverse(vector&lt;int&gt; &amp;v,int a,int b) {</text:p>
      <text:p text:style-name="P4"><text:s text:c="2"/>//write your code only in this function</text:p>
      <text:p text:style-name="P4">}</text:p>
      <text:p text:style-name="P4"/>
      <text:p text:style-name="P4">int main() {</text:p>
      <text:p text:style-name="P4"><text:s text:c="2"/>//read input</text:p>
      <text:p text:style-name="P4"><text:s text:c="2"/>int n,a,b;</text:p>
      <text:p text:style-name="P4"><text:s text:c="2"/>cin &gt;&gt; n;</text:p>
      <text:p text:style-name="P4"><text:s text:c="2"/>vector&lt;int&gt; v;</text:p>
      <text:p text:style-name="P4"><text:s text:c="2"/>for (int i = 0;i &lt; n;i++) {</text:p>
      <text:p text:style-name="P4"><text:s text:c="4"/>int c;</text:p>
      <text:p text:style-name="P4"><text:s text:c="4"/>cin &gt;&gt; c;</text:p>
      <text:p text:style-name="P4"><text:s text:c="4"/>v.push_back(c);</text:p>
      <text:p text:style-name="P4"><text:s text:c="2"/>}</text:p>
      <text:p text:style-name="P4"><text:s text:c="2"/>cin &gt;&gt; a &gt;&gt; b;</text:p>
      <text:p text:style-name="P4"/>
      <text:p text:style-name="P4"><text:s text:c="2"/>//call function</text:p>
      <text:p text:style-name="P4"><text:s text:c="2"/>reverse(v,a,b);</text:p>
      <text:p text:style-name="P4"/>
      <text:p text:style-name="P4"><text:s text:c="2"/>//display content of the vector</text:p>
      <text:p text:style-name="P4"><text:s text:c="2"/>for (auto &amp;x : v)</text:p>
      <text:p text:style-name="P4"><text:s text:c="4"/>cout &lt;&lt; x &lt;&lt; " ";</text:p>
      <text:p text:style-name="P4"><text:s text:c="2"/>cout &lt;&lt; endl;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swiss"/>
    <style:font-face style:name="Droid Sans Mono" svg:font-family="'Droid Sans Mono'" style:font-family-generic="swiss" style:font-pitch="fixed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padding="0.0201in" fo:border="0.06pt solid #000000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22:57:53.199469837</meta:creation-date>
    <dc:date>2015-01-26T23:31:23.803296715</dc:date>
    <meta:editing-duration>PT18M19S</meta:editing-duration>
    <meta:editing-cycles>3</meta:editing-cycles>
    <meta:generator>LibreOffice/4.3.4.1$Linux_X86_64 LibreOffice_project/430m0$Build-1</meta:generator>
    <meta:document-statistic meta:table-count="0" meta:image-count="0" meta:object-count="0" meta:page-count="1" meta:paragraph-count="29" meta:word-count="568" meta:character-count="1174" meta:non-whitespace-character-count="992"/>
  </office:meta>
</office:document-meta>
</file>